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1: View Summary of latest discussions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9020057631858148893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3584717130960431007" text:style-name="WW8Num4">
        <text:list-header>
          <text:p text:style-name="P7"/>
        </text:list-header>
      </text:list>
      <text:p text:style-name="P2"/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1077517658062453668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50:34.64</dc:date>
    <meta:editing-cycles>7</meta:editing-cycles>
    <meta:editing-duration>PT8M34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89" meta:character-count="537"/>
  </office:meta>
</office:document-meta>
</file>